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34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Excel_20_Built-in_20_Normal" style:data-style-name="N8001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office:value-type="string">
            <text:p>Table 1: Demographic and Clinical Characteristic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-Pos</text:p>
          </table:table-cell>
          <table:table-cell office:value-type="string">
            <text:p>S-Fail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=Population for Cox analysi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330,325 (100.0)</text:p>
          </table:table-cell>
          <table:table-cell office:value-type="string">
            <text:p>92,921 (100.0)</text:p>
          </table:table-cell>
          <table:table-cell office:value-type="string">
            <text:p>237,404 (100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E outcome for Cox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</text:p>
          </table:table-cell>
          <table:table-cell office:value-type="string">
            <text:p>644 (0.2)</text:p>
          </table:table-cell>
          <table:table-cell office:value-type="string">
            <text:p>311 (0.3)</text:p>
          </table:table-cell>
          <table:table-cell office:value-type="string">
            <text:p>333 (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E admission outcome for Cox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</text:p>
          </table:table-cell>
          <table:table-cell office:value-type="string">
            <text:p>188 (0.1)</text:p>
          </table:table-cell>
          <table:table-cell office:value-type="string">
            <text:p>123 (0.1)</text:p>
          </table:table-cell>
          <table:table-cell office:value-type="string">
            <text:p>65 (0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E time from start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Mean (SD)</text:p>
          </table:table-cell>
          <table:table-cell office:value-type="string">
            <text:p>5.7 (4.8)</text:p>
          </table:table-cell>
          <table:table-cell office:value-type="string">
            <text:p>6.0 (5.0)</text:p>
          </table:table-cell>
          <table:table-cell office:value-type="string">
            <text:p>5.4 (4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edian (IQR)</text:p>
          </table:table-cell>
          <table:table-cell office:value-type="string">
            <text:p>5.0 (2.0-8.0)</text:p>
          </table:table-cell>
          <table:table-cell office:value-type="string">
            <text:p>5.0 (3.0-7.0)</text:p>
          </table:table-cell>
          <table:table-cell office:value-type="string">
            <text:p>4.0 (2.0-8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ox follow-up time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Mean (SD)</text:p>
          </table:table-cell>
          <table:table-cell office:value-type="string">
            <text:p>23.4 (7.5)</text:p>
          </table:table-cell>
          <table:table-cell office:value-type="string">
            <text:p>30.9 (6.8)</text:p>
          </table:table-cell>
          <table:table-cell office:value-type="string">
            <text:p>20.4 (5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edian (IQR)</text:p>
          </table:table-cell>
          <table:table-cell office:value-type="string">
            <text:p>22.0 (17.0-29.0)</text:p>
          </table:table-cell>
          <table:table-cell office:value-type="string">
            <text:p>32.0 (27.0-36.0)</text:p>
          </table:table-cell>
          <table:table-cell office:value-type="string">
            <text:p>19.0 (16.0-24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pidemiological week of study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05Dec-11Dec</text:p>
          </table:table-cell>
          <table:table-cell office:value-type="string">
            <text:p>42,681 (12.9)</text:p>
          </table:table-cell>
          <table:table-cell office:value-type="string">
            <text:p>39,308 (42.3)</text:p>
          </table:table-cell>
          <table:table-cell office:value-type="string">
            <text:p>3,373 (1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2Dec-18Dec</text:p>
          </table:table-cell>
          <table:table-cell office:value-type="string">
            <text:p>63,858 (19.3)</text:p>
          </table:table-cell>
          <table:table-cell office:value-type="string">
            <text:p>30,870 (33.2)</text:p>
          </table:table-cell>
          <table:table-cell office:value-type="string">
            <text:p>32,988 (13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9Dec-25Dec</text:p>
          </table:table-cell>
          <table:table-cell office:value-type="string">
            <text:p>96,009 (29.1)</text:p>
          </table:table-cell>
          <table:table-cell office:value-type="string">
            <text:p>15,974 (17.2)</text:p>
          </table:table-cell>
          <table:table-cell office:value-type="string">
            <text:p>80,035 (33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26Dec-01Jan</text:p>
          </table:table-cell>
          <table:table-cell office:value-type="string">
            <text:p>127,777 (38.7)</text:p>
          </table:table-cell>
          <table:table-cell office:value-type="string">
            <text:p>6,769 (7.3)</text:p>
          </table:table-cell>
          <table:table-cell office:value-type="string">
            <text:p>121,008 (51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ale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170,080 (51.5)</text:p>
          </table:table-cell>
          <table:table-cell office:value-type="string">
            <text:p>47,786 (51.4)</text:p>
          </table:table-cell>
          <table:table-cell office:value-type="string">
            <text:p>122,294 (51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</text:p>
          </table:table-cell>
          <table:table-cell office:value-type="string">
            <text:p>160,245 (48.5)</text:p>
          </table:table-cell>
          <table:table-cell office:value-type="string">
            <text:p>45,135 (48.6)</text:p>
          </table:table-cell>
          <table:table-cell office:value-type="string">
            <text:p>115,110 (48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ge (years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Mean (SD)</text:p>
          </table:table-cell>
          <table:table-cell office:value-type="string">
            <text:p>35.1 (17.7)</text:p>
          </table:table-cell>
          <table:table-cell office:value-type="string">
            <text:p>30.3 (18.4)</text:p>
          </table:table-cell>
          <table:table-cell office:value-type="string">
            <text:p>36.9 (17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edian (IQR)</text:p>
          </table:table-cell>
          <table:table-cell office:value-type="string">
            <text:p>34.0 (22.0-48.0)</text:p>
          </table:table-cell>
          <table:table-cell office:value-type="string">
            <text:p>32.0 (11.0-44.0)</text:p>
          </table:table-cell>
          <table:table-cell office:value-type="string">
            <text:p>35.0 (24.0-49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ix age group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0-39</text:p>
          </table:table-cell>
          <table:table-cell office:value-type="string">
            <text:p>199,728 (60.5)</text:p>
          </table:table-cell>
          <table:table-cell office:value-type="string">
            <text:p>60,476 (65.1)</text:p>
          </table:table-cell>
          <table:table-cell office:value-type="string">
            <text:p>139,252 (58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40-54</text:p>
          </table:table-cell>
          <table:table-cell office:value-type="string">
            <text:p>81,739 (24.7)</text:p>
          </table:table-cell>
          <table:table-cell office:value-type="string">
            <text:p>23,250 (25.0)</text:p>
          </table:table-cell>
          <table:table-cell office:value-type="string">
            <text:p>58,489 (24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55-64</text:p>
          </table:table-cell>
          <table:table-cell office:value-type="string">
            <text:p>31,749 (9.6)</text:p>
          </table:table-cell>
          <table:table-cell office:value-type="string">
            <text:p>6,732 (7.2)</text:p>
          </table:table-cell>
          <table:table-cell office:value-type="string">
            <text:p>25,017 (10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65-74</text:p>
          </table:table-cell>
          <table:table-cell office:value-type="string">
            <text:p>11,607 (3.5)</text:p>
          </table:table-cell>
          <table:table-cell office:value-type="string">
            <text:p>1,729 (1.9)</text:p>
          </table:table-cell>
          <table:table-cell office:value-type="string">
            <text:p>9,878 (4.2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75-84</text:p>
          </table:table-cell>
          <table:table-cell office:value-type="string">
            <text:p>4,458 (1.3)</text:p>
          </table:table-cell>
          <table:table-cell office:value-type="string">
            <text:p>581 (0.6)</text:p>
          </table:table-cell>
          <table:table-cell office:value-type="string">
            <text:p>3,877 (1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85+</text:p>
          </table:table-cell>
          <table:table-cell office:value-type="string">
            <text:p>1,044 (0.3)</text:p>
          </table:table-cell>
          <table:table-cell office:value-type="string">
            <text:p>153 (0.2)</text:p>
          </table:table-cell>
          <table:table-cell office:value-type="string">
            <text:p>891 (0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Vaccination statu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Unvax</text:p>
          </table:table-cell>
          <table:table-cell office:value-type="string">
            <text:p>80,547 (24.4)</text:p>
          </table:table-cell>
          <table:table-cell office:value-type="string">
            <text:p>40,007 (43.1)</text:p>
          </table:table-cell>
          <table:table-cell office:value-type="string">
            <text:p>40,540 (17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First dose</text:p>
          </table:table-cell>
          <table:table-cell office:value-type="string">
            <text:p>20,496 (6.2)</text:p>
          </table:table-cell>
          <table:table-cell office:value-type="string">
            <text:p>6,195 (6.7)</text:p>
          </table:table-cell>
          <table:table-cell office:value-type="string">
            <text:p>14,301 (6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econd dose</text:p>
          </table:table-cell>
          <table:table-cell office:value-type="string">
            <text:p>169,612 (51.3)</text:p>
          </table:table-cell>
          <table:table-cell office:value-type="string">
            <text:p>41,993 (45.2)</text:p>
          </table:table-cell>
          <table:table-cell office:value-type="string">
            <text:p>127,619 (53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ooster</text:p>
          </table:table-cell>
          <table:table-cell office:value-type="string">
            <text:p>59,670 (18.1)</text:p>
          </table:table-cell>
          <table:table-cell office:value-type="string">
            <text:p>4,726 (5.1)</text:p>
          </table:table-cell>
          <table:table-cell office:value-type="string">
            <text:p>54,944 (23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thnicity in 5 categorie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White</text:p>
          </table:table-cell>
          <table:table-cell office:value-type="string">
            <text:p>212,611 (64.4)</text:p>
          </table:table-cell>
          <table:table-cell office:value-type="string">
            <text:p>60,940 (65.6)</text:p>
          </table:table-cell>
          <table:table-cell office:value-type="string">
            <text:p>151,671 (63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 Asian</text:p>
          </table:table-cell>
          <table:table-cell office:value-type="string">
            <text:p>16,109 (4.9)</text:p>
          </table:table-cell>
          <table:table-cell office:value-type="string">
            <text:p>3,910 (4.2)</text:p>
          </table:table-cell>
          <table:table-cell office:value-type="string">
            <text:p>12,199 (5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lack</text:p>
          </table:table-cell>
          <table:table-cell office:value-type="string">
            <text:p>7,021 (2.1)</text:p>
          </table:table-cell>
          <table:table-cell office:value-type="string">
            <text:p>1,148 (1.2)</text:p>
          </table:table-cell>
          <table:table-cell office:value-type="string">
            <text:p>5,873 (2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xed</text:p>
          </table:table-cell>
          <table:table-cell office:value-type="string">
            <text:p>4,541 (1.4)</text:p>
          </table:table-cell>
          <table:table-cell office:value-type="string">
            <text:p>1,182 (1.3)</text:p>
          </table:table-cell>
          <table:table-cell office:value-type="string">
            <text:p>3,359 (1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ther</text:p>
          </table:table-cell>
          <table:table-cell office:value-type="string">
            <text:p>4,018 (1.2)</text:p>
          </table:table-cell>
          <table:table-cell office:value-type="string">
            <text:p>1,017 (1.1)</text:p>
          </table:table-cell>
          <table:table-cell office:value-type="string">
            <text:p>3,001 (1.3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ssing</text:p>
          </table:table-cell>
          <table:table-cell office:value-type="string">
            <text:p>86,025 (26.0)</text:p>
          </table:table-cell>
          <table:table-cell office:value-type="string">
            <text:p>24,724 (26.6)</text:p>
          </table:table-cell>
          <table:table-cell office:value-type="string">
            <text:p>61,301 (25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vidence of obesity (missing set to none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No record of obesity</text:p>
          </table:table-cell>
          <table:table-cell office:value-type="string">
            <text:p>273,574 (82.8)</text:p>
          </table:table-cell>
          <table:table-cell office:value-type="string">
            <text:p>79,568 (85.6)</text:p>
          </table:table-cell>
          <table:table-cell office:value-type="string">
            <text:p>194,006 (81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bese I (30-34.9)</text:p>
          </table:table-cell>
          <table:table-cell office:value-type="string">
            <text:p>35,525 (10.8)</text:p>
          </table:table-cell>
          <table:table-cell office:value-type="string">
            <text:p>8,207 (8.8)</text:p>
          </table:table-cell>
          <table:table-cell office:value-type="string">
            <text:p>27,318 (11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bese II (35-39.9)</text:p>
          </table:table-cell>
          <table:table-cell office:value-type="string">
            <text:p>14,196 (4.3)</text:p>
          </table:table-cell>
          <table:table-cell office:value-type="string">
            <text:p>3,408 (3.7)</text:p>
          </table:table-cell>
          <table:table-cell office:value-type="string">
            <text:p>10,788 (4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bese III (40+)</text:p>
          </table:table-cell>
          <table:table-cell office:value-type="string">
            <text:p>7,030 (2.1)</text:p>
          </table:table-cell>
          <table:table-cell office:value-type="string">
            <text:p>1,738 (1.9)</text:p>
          </table:table-cell>
          <table:table-cell office:value-type="string">
            <text:p>5,292 (2.2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moking status (missing set to never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Never</text:p>
          </table:table-cell>
          <table:table-cell office:value-type="string">
            <text:p>206,841 (62.6)</text:p>
          </table:table-cell>
          <table:table-cell office:value-type="string">
            <text:p>63,082 (67.9)</text:p>
          </table:table-cell>
          <table:table-cell office:value-type="string">
            <text:p>143,759 (60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Former</text:p>
          </table:table-cell>
          <table:table-cell office:value-type="string">
            <text:p>83,933 (25.4)</text:p>
          </table:table-cell>
          <table:table-cell office:value-type="string">
            <text:p>20,134 (21.7)</text:p>
          </table:table-cell>
          <table:table-cell office:value-type="string">
            <text:p>63,799 (26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urrent</text:p>
          </table:table-cell>
          <table:table-cell office:value-type="string">
            <text:p>39,551 (12.0)</text:p>
          </table:table-cell>
          <table:table-cell office:value-type="string">
            <text:p>9,705 (10.4)</text:p>
          </table:table-cell>
          <table:table-cell office:value-type="string">
            <text:p>29,846 (12.6)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>
            <text:p>Categorical number of comorbiditie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2">
          <table:table-cell office:value-type="string">
            <text:p>No comorbidity</text:p>
          </table:table-cell>
          <table:table-cell office:value-type="string">
            <text:p>296,924 (89.9)</text:p>
          </table:table-cell>
          <table:table-cell office:value-type="string">
            <text:p>85,963 (92.5)</text:p>
          </table:table-cell>
          <table:table-cell office:value-type="string">
            <text:p>210,961 (88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 comorbidity</text:p>
          </table:table-cell>
          <table:table-cell office:value-type="string">
            <text:p>26,445 (8.0)</text:p>
          </table:table-cell>
          <table:table-cell office:value-type="string">
            <text:p>5,702 (6.1)</text:p>
          </table:table-cell>
          <table:table-cell office:value-type="string">
            <text:p>20,743 (8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2+ comorbidities</text:p>
          </table:table-cell>
          <table:table-cell office:value-type="string">
            <text:p>6,956 (2.1)</text:p>
          </table:table-cell>
          <table:table-cell office:value-type="string">
            <text:p>1,256 (1.4)</text:p>
          </table:table-cell>
          <table:table-cell office:value-type="string">
            <text:p>5,700 (2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Index of Multiple Deprivation (IMD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 least deprived</text:p>
          </table:table-cell>
          <table:table-cell office:value-type="string">
            <text:p>67,072 (20.3)</text:p>
          </table:table-cell>
          <table:table-cell office:value-type="string">
            <text:p>19,300 (20.8)</text:p>
          </table:table-cell>
          <table:table-cell office:value-type="string">
            <text:p>47,772 (2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2</text:p>
          </table:table-cell>
          <table:table-cell office:value-type="string">
            <text:p>66,017 (20.0)</text:p>
          </table:table-cell>
          <table:table-cell office:value-type="string">
            <text:p>18,250 (19.6)</text:p>
          </table:table-cell>
          <table:table-cell office:value-type="string">
            <text:p>47,767 (2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3</text:p>
          </table:table-cell>
          <table:table-cell office:value-type="string">
            <text:p>64,849 (19.6)</text:p>
          </table:table-cell>
          <table:table-cell office:value-type="string">
            <text:p>17,615 (19.0)</text:p>
          </table:table-cell>
          <table:table-cell office:value-type="string">
            <text:p>47,234 (19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4</text:p>
          </table:table-cell>
          <table:table-cell office:value-type="string">
            <text:p>67,288 (20.4)</text:p>
          </table:table-cell>
          <table:table-cell office:value-type="string">
            <text:p>18,101 (19.5)</text:p>
          </table:table-cell>
          <table:table-cell office:value-type="string">
            <text:p>49,187 (20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5 most deprived</text:p>
          </table:table-cell>
          <table:table-cell office:value-type="string">
            <text:p>65,099 (19.7)</text:p>
          </table:table-cell>
          <table:table-cell office:value-type="string">
            <text:p>19,655 (21.2)</text:p>
          </table:table-cell>
          <table:table-cell office:value-type="string">
            <text:p>45,444 (19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inary care home statu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Private home</text:p>
          </table:table-cell>
          <table:table-cell office:value-type="string">
            <text:p>330,123 (99.9)</text:p>
          </table:table-cell>
          <table:table-cell office:value-type="string">
            <text:p>92,885 (100.0)</text:p>
          </table:table-cell>
          <table:table-cell office:value-type="string">
            <text:p>237,238 (99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are home</text:p>
          </table:table-cell>
          <table:table-cell office:value-type="string">
            <text:p>202 (0.1)</text:p>
          </table:table-cell>
          <table:table-cell office:value-type="string">
            <text:p>36 (0.0)</text:p>
          </table:table-cell>
          <table:table-cell office:value-type="string">
            <text:p>166 (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NHS England region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East</text:p>
          </table:table-cell>
          <table:table-cell office:value-type="string">
            <text:p>73,909 (22.4)</text:p>
          </table:table-cell>
          <table:table-cell office:value-type="string">
            <text:p>22,100 (23.8)</text:p>
          </table:table-cell>
          <table:table-cell office:value-type="string">
            <text:p>51,809 (21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61,345 (18.6)</text:p>
          </table:table-cell>
          <table:table-cell office:value-type="string">
            <text:p>18,859 (20.3)</text:p>
          </table:table-cell>
          <table:table-cell office:value-type="string">
            <text:p>42,486 (17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ondon</text:p>
          </table:table-cell>
          <table:table-cell office:value-type="string">
            <text:p>23,411 (7.1)</text:p>
          </table:table-cell>
          <table:table-cell office:value-type="string">
            <text:p>3,294 (3.5)</text:p>
          </table:table-cell>
          <table:table-cell office:value-type="string">
            <text:p>20,117 (8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23,360 (7.1)</text:p>
          </table:table-cell>
          <table:table-cell office:value-type="string">
            <text:p>5,370 (5.8)</text:p>
          </table:table-cell>
          <table:table-cell office:value-type="string">
            <text:p>17,990 (7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39,245 (11.9)</text:p>
          </table:table-cell>
          <table:table-cell office:value-type="string">
            <text:p>11,574 (12.5)</text:p>
          </table:table-cell>
          <table:table-cell office:value-type="string">
            <text:p>27,671 (11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18,068 (5.5)</text:p>
          </table:table-cell>
          <table:table-cell office:value-type="string">
            <text:p>4,545 (4.9)</text:p>
          </table:table-cell>
          <table:table-cell office:value-type="string">
            <text:p>13,523 (5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17,572 (5.3)</text:p>
          </table:table-cell>
          <table:table-cell office:value-type="string">
            <text:p>6,054 (6.5)</text:p>
          </table:table-cell>
          <table:table-cell office:value-type="string">
            <text:p>11,518 (4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West Midlands</text:p>
          </table:table-cell>
          <table:table-cell office:value-type="string">
            <text:p>13,226 (4.0)</text:p>
          </table:table-cell>
          <table:table-cell office:value-type="string">
            <text:p>3,854 (4.1)</text:p>
          </table:table-cell>
          <table:table-cell office:value-type="string">
            <text:p>9,372 (3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Yorkshire and the Humber</text:p>
          </table:table-cell>
          <table:table-cell office:value-type="string">
            <text:p>60,039 (18.2)</text:p>
          </table:table-cell>
          <table:table-cell office:value-type="string">
            <text:p>17,242 (18.6)</text:p>
          </table:table-cell>
          <table:table-cell office:value-type="string">
            <text:p>42,797 (18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Rural Urban in five categorie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Urban major conurbation</text:p>
          </table:table-cell>
          <table:table-cell office:value-type="string">
            <text:p>76,205 (23.1)</text:p>
          </table:table-cell>
          <table:table-cell office:value-type="string">
            <text:p>16,789 (18.1)</text:p>
          </table:table-cell>
          <table:table-cell office:value-type="string">
            <text:p>59,416 (25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Urban minor conurbation</text:p>
          </table:table-cell>
          <table:table-cell office:value-type="string">
            <text:p>28,708 (8.7)</text:p>
          </table:table-cell>
          <table:table-cell office:value-type="string">
            <text:p>7,173 (7.7)</text:p>
          </table:table-cell>
          <table:table-cell office:value-type="string">
            <text:p>21,535 (9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Urban city and town</text:p>
          </table:table-cell>
          <table:table-cell office:value-type="string">
            <text:p>164,712 (49.9)</text:p>
          </table:table-cell>
          <table:table-cell office:value-type="string">
            <text:p>49,699 (53.5)</text:p>
          </table:table-cell>
          <table:table-cell office:value-type="string">
            <text:p>115,013 (48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Rural town and fringe</text:p>
          </table:table-cell>
          <table:table-cell office:value-type="string">
            <text:p>36,274 (11.0)</text:p>
          </table:table-cell>
          <table:table-cell office:value-type="string">
            <text:p>11,323 (12.2)</text:p>
          </table:table-cell>
          <table:table-cell office:value-type="string">
            <text:p>24,951 (10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Rural village and dispersed</text:p>
          </table:table-cell>
          <table:table-cell office:value-type="string">
            <text:p>21,596 (6.5)</text:p>
          </table:table-cell>
          <table:table-cell office:value-type="string">
            <text:p>7,105 (7.6)</text:p>
          </table:table-cell>
          <table:table-cell office:value-type="string">
            <text:p>14,491 (6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ssing</text:p>
          </table:table-cell>
          <table:table-cell office:value-type="string">
            <text:p>2,830 (0.9)</text:p>
          </table:table-cell>
          <table:table-cell office:value-type="string">
            <text:p>832 (0.9)</text:p>
          </table:table-cell>
          <table:table-cell office:value-type="string">
            <text:p>1,998 (0.8)</text:p>
          </table:table-cell>
          <table:table-cell table:style-name="ce1"/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15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8T15:22:49.96</dc:date>
    <meta:generator>OpenOffice/4.1.10$Win32 OpenOffice.org_project/4110m2$Build-9807</meta:generator>
    <meta:editing-duration>PT2M52S</meta:editing-duration>
    <meta:editing-cycles>2</meta:editing-cycles>
    <meta:document-statistic meta:table-count="1" meta:cell-count="274" meta:object-count="0"/>
  </office:meta>
</office:document-meta>
</file>